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8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295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גולדה מאיר 7 ראשון לציון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 text:c="3"/>ועד בית</text:span></text:p>
      <text:p text:style-name="P4"/>
      <text:p text:style-name="Standard"><text:span text:style-name="T4">מיקום מפסק זרם ראשי</text:span><text:span text:style-name="T1"> <text:s/>פאנל כבאים לובי כניסה ראשית.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חזית צפונית וחזית דרומית של הבניין.</text:span></text:p>
      <text:p text:style-name="Standard"><text:span text:style-name="T1"><text:s text:c="50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סולר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, <text:s/>צד דרום מערב.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חדר גנרטור</text:span><text:bookmark text:name="_GoBack"/></text:p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מפלס חניון תת קרקעי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ראשי ספרינקלרים למגורים נמצא בכול קומה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ת חניון תת קרקעי צד מזרח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נמצא בקומת הגג וחדר משאבות נוסף בקומת המרתף</text:span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2-01-05T11:00:00</meta:print-date>
    <meta:creation-date>2014-04-28T12:40:00</meta:creation-date>
    <dc:date>2014-04-28T12:40:00</dc:date>
    <meta:editing-duration>PT2S</meta:editing-duration>
    <meta:generator>OpenOffice/4.0.1$Win32 OpenOffice.org_project/401m5$Build-9714</meta:generator>
    <meta:document-statistic meta:table-count="6" meta:image-count="0" meta:object-count="0" meta:page-count="1" meta:paragraph-count="58" meta:word-count="182" meta:character-count="17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